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2.6311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874in" fo:margin-right="0in" fo:margin-top="0.39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799in" fo:margin-right="0in" fo:margin-top="0.2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3354in" fo:margin-right="0in" fo:margin-top="0.43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3354in" fo:margin-right="0in" fo:margin-top="0.2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3354in" fo:margin-right="0in" fo:margin-top="0.04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3217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3374in" fo:margin-right="0in" fo:margin-top="0.0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3354in" fo:margin-right="2.8102in" fo:margin-top="0.2252in" fo:margin-bottom="0in" loext:contextual-spacing="false" fo:line-height="226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" fo:font-size="9pt" fo:font-style="normal" style:text-underline-style="none" fo:font-weight="normal" style:font-name-asian="Times1" style:font-size-asian="9pt" style:font-style-asian="normal" style:font-weight-asian="normal" style:font-name-complex="Times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5.5pt" fo:font-style="normal" style:text-underline-style="none" fo:font-weight="normal" style:font-name-asian="Arial1" style:font-size-asian="15.5pt" style:font-style-asian="normal" style:font-weight-asian="normal" style:font-name-complex="Arial1" style:font-size-complex="15.5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4" style:family="text">
      <style:text-properties fo:font-variant="normal" fo:text-transform="none" fo:color="#8959a8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5" style:family="text">
      <style:text-properties fo:font-variant="normal" fo:text-transform="none" fo:color="#4d4d4c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6" style:family="text">
      <style:text-properties fo:font-variant="normal" fo:text-transform="none" fo:color="#f5871f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7" style:family="text">
      <style:text-properties fo:font-variant="normal" fo:text-transform="none" fo:color="#718c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8" style:family="text">
      <style:text-properties fo:font-variant="normal" fo:text-transform="none" fo:color="#4271ae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totype.tasks.md 8/26/2023 </text:span></text:p>
      <text:p text:style-name="P3"><text:span text:style-name="T2">Prototype </text:span></text:p>
      <text:p text:style-name="P4"><text:span text:style-name="T3">Create a draw of prototype inheritance for following code </text:span></text:p>
      <text:p text:style-name="P5"><text:span text:style-name="T4">const </text:span><text:span text:style-name="T5">arr = [</text:span><text:span text:style-name="T6">1</text:span><text:span text:style-name="T5">, </text:span><text:span text:style-name="T6">2</text:span><text:span text:style-name="T5">, </text:span><text:span text:style-name="T6">3</text:span><text:span text:style-name="T5">]; </text:span></text:p>
      <text:p text:style-name="P6"><text:span text:style-name="T4">const </text:span><text:span text:style-name="T5">human = { </text:span></text:p>
      <text:p text:style-name="P8"><text:span text:style-name="T5"><text:s/>isHuman: </text:span><text:span text:style-name="T6">true</text:span><text:span text:style-name="T5">, </text:span></text:p>
      <text:p text:style-name="P9"><text:span text:style-name="T5">}; </text:span></text:p>
      <text:p text:style-name="P6"><text:span text:style-name="T4">const </text:span><text:span text:style-name="T5">str = </text:span><text:span text:style-name="T7">""</text:span><text:span text:style-name="T5">; </text:span></text:p>
      <text:p text:style-name="P6"><text:span text:style-name="T4">const </text:span><text:span text:style-name="T5">user = { </text:span></text:p>
      <text:p text:style-name="P8"><text:span text:style-name="T5"><text:s/>name: </text:span><text:span text:style-name="T7">"John"</text:span><text:span text:style-name="T5">, </text:span></text:p>
      <text:p text:style-name="P8"><text:span text:style-name="T5"><text:s/>__proto__: human, </text:span></text:p>
      <text:p text:style-name="P9"><text:span text:style-name="T5">}; </text:span></text:p>
      <text:p text:style-name="P6"><text:span text:style-name="T4">const </text:span><text:span text:style-name="T5">car = { </text:span></text:p>
      <text:p text:style-name="P8"><text:span text:style-name="T5"><text:s/>hasEngine: </text:span><text:span text:style-name="T6">true</text:span><text:span text:style-name="T5">, </text:span></text:p>
      <text:p text:style-name="P9"><text:span text:style-name="T5">}; </text:span></text:p>
      <text:p text:style-name="P6"><text:span text:style-name="T4">const </text:span><text:span text:style-name="T5">mercedes = { </text:span></text:p>
      <text:p text:style-name="P8"><text:span text:style-name="T5"><text:s/>name: </text:span><text:span text:style-name="T7">"mercedes"</text:span><text:span text:style-name="T5">, </text:span></text:p>
      <text:p text:style-name="P8"><text:span text:style-name="T5"><text:s/>__proto__: car, </text:span></text:p>
      <text:p text:style-name="P9"><text:span text:style-name="T5">}; </text:span></text:p>
      <text:p text:style-name="P6"><text:span text:style-name="T4">const </text:span><text:span text:style-name="T5">bmw = </text:span><text:span text:style-name="T6">Object</text:span><text:span text:style-name="T5">.create(</text:span><text:span text:style-name="T6">null</text:span><text:span text:style-name="T5">); </text:span></text:p>
      <text:p text:style-name="P6"><text:span text:style-name="T4">const </text:span><text:span text:style-name="T5">emptyObj = {}; </text:span></text:p>
      <text:p text:style-name="P6"><text:span text:style-name="T4">function </text:span><text:span text:style-name="T8">fn</text:span><text:span text:style-name="T5">() { </text:span></text:p>
      <text:p text:style-name="P8"><text:span text:style-name="T5"><text:s/></text:span><text:span text:style-name="T6">console</text:span><text:span text:style-name="T5">.log(</text:span><text:span text:style-name="T7">"hello, world!"</text:span><text:span text:style-name="T5">); </text:span></text:p>
      <text:p text:style-name="P9"><text:span text:style-name="T5">} </text:span></text:p>
      <text:p text:style-name="P10"><text:span text:style-name="T4">const </text:span><text:span text:style-name="T5">emptyWithoutProto = </text:span><text:span text:style-name="T6">Object</text:span><text:span text:style-name="T5">.create(</text:span><text:span text:style-name="T6">null</text:span><text:span text:style-name="T5">); </text:span><text:span text:style-name="T4">const </text:span><text:span text:style-name="T5">num = </text:span><text:span text:style-name="T6">12</text:span><text:span text:style-name="T5">; </text:span></text:p>
      <text:p text:style-name="P7"><text:soft-page-break/><text:span text:style-name="T4">const </text:span><text:span text:style-name="T5">isAuth = </text:span><text:span text:style-name="T6">false</text:span><text:span text:style-name="T5">;</text:span></text:p>
      <text:p text:style-name="P2"><text:span text:style-name="T1">1 / 1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in" fo:page-height="11.6807in" style:num-format="1" style:print-orientation="portrait" fo:margin-top="0.1945in" fo:margin-bottom="0.2346in" fo:margin-left="0.5252in" fo:margin-right="0.5244in" style:writing-mode="lr-tb" style:layout-grid-color="#c0c0c0" style:layout-grid-lines="2857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83" meta:character-count="509" meta:non-whitespace-character-count="420"/>
    <meta:generator>LibreOfficeDev/6.0.5.2$Linux_X86_64 LibreOffice_project/</meta:generator>
  </office:meta>
</office:document-meta>
</file>